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15083b" officeooo:paragraph-rsid="0015083b"/>
    </style:style>
    <style:style style:name="P2" style:family="paragraph" style:parent-style-name="Text_20_body">
      <style:text-properties officeooo:rsid="0016e9f3" officeooo:paragraph-rsid="001c2bc7"/>
    </style:style>
    <style:style style:name="P3" style:family="paragraph" style:parent-style-name="Text_20_body">
      <style:text-properties officeooo:paragraph-rsid="001d73d9"/>
    </style:style>
    <style:style style:name="P4" style:family="paragraph" style:parent-style-name="Text_20_body">
      <style:text-properties fo:font-weight="bold" officeooo:rsid="00201087" officeooo:paragraph-rsid="00201087" style:font-weight-asian="bold" style:font-weight-complex="bold"/>
    </style:style>
    <style:style style:name="P5" style:family="paragraph" style:parent-style-name="Text_20_body">
      <style:text-properties fo:font-weight="bold" officeooo:rsid="00201087" officeooo:paragraph-rsid="002649e4" style:font-weight-asian="bold" style:font-weight-complex="bold"/>
    </style:style>
    <style:style style:name="P6" style:family="paragraph" style:parent-style-name="Text_20_body">
      <style:text-properties fo:font-weight="normal" officeooo:rsid="0030e77a" officeooo:paragraph-rsid="003364c0" style:font-weight-asian="normal" style:font-weight-complex="normal"/>
    </style:style>
    <style:style style:name="P7" style:family="paragraph" style:parent-style-name="Text_20_body">
      <style:text-properties officeooo:paragraph-rsid="00426732"/>
    </style:style>
    <style:style style:name="P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9pt" style:font-size-asian="9pt" style:font-size-complex="9pt"/>
    </style:style>
    <style:style style:name="P9" style:family="paragraph" style:parent-style-name="Standard">
      <style:text-properties officeooo:rsid="003364c0" officeooo:paragraph-rsid="003364c0"/>
    </style:style>
    <style:style style:name="P10" style:family="paragraph" style:parent-style-name="Standard">
      <style:paragraph-properties fo:text-align="center" style:justify-single-word="false"/>
      <style:text-properties fo:font-size="8pt" officeooo:rsid="005cd140" officeooo:paragraph-rsid="005cd140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fo:font-size="8pt" fo:font-style="italic" officeooo:rsid="005cd140" officeooo:paragraph-rsid="005cd140" style:font-size-asian="10pt" style:font-style-asian="italic" style:font-size-complex="10pt" style:font-style-complex="italic"/>
    </style:style>
    <style:style style:name="P12" style:family="paragraph" style:parent-style-name="Text_20_body" style:list-style-name="L1">
      <style:text-properties fo:font-weight="normal" officeooo:rsid="002649e4" officeooo:paragraph-rsid="002649e4" style:font-weight-asian="normal" style:font-weight-complex="normal"/>
    </style:style>
    <style:style style:name="P13" style:family="paragraph" style:parent-style-name="Text_20_body" style:list-style-name="L1">
      <style:text-properties fo:font-weight="normal" officeooo:rsid="0028fdfc" officeooo:paragraph-rsid="0028fdfc" style:font-weight-asian="normal" style:font-weight-complex="normal"/>
    </style:style>
    <style:style style:name="P14" style:family="paragraph" style:parent-style-name="Text_20_body" style:list-style-name="L1">
      <style:text-properties fo:font-weight="normal" officeooo:rsid="002e0e97" officeooo:paragraph-rsid="002e0e97" style:font-weight-asian="normal" style:font-weight-complex="normal"/>
    </style:style>
    <style:style style:name="P15" style:family="paragraph" style:parent-style-name="Text_20_body" style:list-style-name="L1">
      <style:text-properties fo:font-weight="normal" officeooo:rsid="005cd140" officeooo:paragraph-rsid="005cd140" style:font-weight-asian="normal" style:font-weight-complex="normal"/>
    </style:style>
    <style:style style:name="P16" style:family="paragraph" style:parent-style-name="Text_20_body">
      <style:paragraph-properties fo:text-align="start" style:justify-single-word="false"/>
    </style:style>
    <style:style style:name="T1" style:family="text">
      <style:text-properties officeooo:rsid="000deb7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officeooo:rsid="000deb7c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deb7c" style:font-style-asian="italic" style:font-style-complex="italic"/>
    </style:style>
    <style:style style:name="T6" style:family="text">
      <style:text-properties fo:font-style="italic" officeooo:rsid="00201087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0" style:family="text">
      <style:text-properties officeooo:rsid="00164202"/>
    </style:style>
    <style:style style:name="T11" style:family="text">
      <style:text-properties officeooo:rsid="0016e9f3"/>
    </style:style>
    <style:style style:name="T12" style:family="text">
      <style:text-properties officeooo:rsid="001993bf"/>
    </style:style>
    <style:style style:name="T13" style:family="text">
      <style:text-properties officeooo:rsid="001a6154"/>
    </style:style>
    <style:style style:name="T14" style:family="text">
      <style:text-properties officeooo:rsid="001c2bc7"/>
    </style:style>
    <style:style style:name="T15" style:family="text">
      <style:text-properties officeooo:rsid="001d73d9"/>
    </style:style>
    <style:style style:name="T16" style:family="text">
      <style:text-properties officeooo:rsid="002131e8"/>
    </style:style>
    <style:style style:name="T17" style:family="text">
      <style:text-properties officeooo:rsid="002769c2"/>
    </style:style>
    <style:style style:name="T18" style:family="text">
      <style:text-properties officeooo:rsid="002a10b3"/>
    </style:style>
    <style:style style:name="T19" style:family="text">
      <style:text-properties officeooo:rsid="002c39f9"/>
    </style:style>
    <style:style style:name="T20" style:family="text">
      <style:text-properties officeooo:rsid="002f6d31"/>
    </style:style>
    <style:style style:name="T21" style:family="text">
      <style:text-properties officeooo:rsid="0030e77a"/>
    </style:style>
    <style:style style:name="T22" style:family="text">
      <style:text-properties officeooo:rsid="0034c44a"/>
    </style:style>
    <style:style style:name="T23" style:family="text">
      <style:text-properties officeooo:rsid="003512e5"/>
    </style:style>
    <style:style style:name="T24" style:family="text">
      <style:text-properties officeooo:rsid="0037a42d"/>
    </style:style>
    <style:style style:name="T25" style:family="text">
      <style:text-properties officeooo:rsid="003c42a8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10pt" officeooo:rsid="00457435" style:font-size-asian="10pt" style:font-size-complex="10pt"/>
    </style:style>
    <style:style style:name="T28" style:family="text">
      <style:text-properties fo:font-size="10pt" fo:font-style="italic" officeooo:rsid="00642179" style:font-style-asian="italic" style:font-style-complex="italic"/>
    </style:style>
    <style:style style:name="T29" style:family="text">
      <style:text-properties fo:font-size="8pt" officeooo:rsid="00201087"/>
    </style:style>
    <style:style style:name="T30" style:family="text">
      <style:text-properties fo:font-size="8pt" fo:font-style="italic" fo:font-weight="bold" officeooo:rsid="00642179" style:font-style-asian="italic" style:font-weight-asian="bold" style:font-style-complex="italic" style:font-weight-complex="bold"/>
    </style:style>
    <style:style style:name="T31" style:family="text">
      <style:text-properties fo:font-size="8pt" fo:font-style="italic" officeooo:rsid="00201087" style:font-style-asian="italic" style:font-style-complex="italic"/>
    </style:style>
    <style:style style:name="T32" style:family="text">
      <style:text-properties fo:font-size="8pt" fo:font-style="italic" officeooo:rsid="00642179" style:font-style-asian="italic" style:font-style-complex="italic"/>
    </style:style>
    <style:style style:name="T33" style:family="text">
      <style:text-properties officeooo:rsid="005bcc7b"/>
    </style:style>
    <style:style style:name="T34" style:family="text">
      <style:text-properties officeooo:rsid="005cd140"/>
    </style:style>
    <style:style style:name="T35" style:family="text">
      <style:text-properties officeooo:rsid="005ddc5a"/>
    </style:style>
    <style:style style:name="T36" style:family="text">
      <style:text-properties officeooo:rsid="005fa60a"/>
    </style:style>
    <style:style style:name="T37" style:family="text">
      <style:text-properties officeooo:rsid="00642179"/>
    </style:style>
    <style:style style:name="T38" style:family="text">
      <style:text-properties officeooo:rsid="0065351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6">Reclamació adreçada a l’equip directiu</text:span><text:span text:style-name="T31">, </text:span><text:span text:style-name="T28">del centre públic ...................................................................................................</text:span></text:p>
      <text:p text:style-name="P4">EXPOS<text:span text:style-name="T19">EM</text:span>:</text:p>
      <text:p text:style-name="P16">El passat 28 de juny de 2019 vostès van repartir una circular de cobraments a les famílies, col·lectiu del qual en <text:span text:style-name="T11">som</text:span> part, ja que <text:span text:style-name="T33">les/els nostres filles/fills</text:span> 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 <text:span text:style-name="T33">enguany cursaran ..................................................................................................................................................................................</text:span></text:p>
      <text:p text:style-name="P1"><text:span text:style-name="T13">Estaríem</text:span> encanta<text:span text:style-name="T10">ts</text:span> d’aportar <text:span text:style-name="T12">econòmicament</text:span> a vesses per festes i celebracions, <text:span text:style-name="T10">pagar</text:span> serveis escolars com el menjador, <text:span text:style-name="T34">activitats extraescolars,</text:span> <text:span text:style-name="T34">o les sortides i excursions. Però sempre i quan sigui amb transparència i voluntarietat. D’altra banda, si vostès ens indiquen amb un llistat què ha de portar a classe el nostre fill, evidentment comprem el material escolar i llibres que calguin.</text:span></text:p>
      <text:p text:style-name="P2"><text:span text:style-name="T13">E</text:span>l que no acceptem, <text:span text:style-name="T13">però,</text:span> és una taxa opaca de ............€ que barreja tota mena de conceptes voluntaris <text:span text:style-name="T37">amb sobrecostos i</text:span> inseparablement, per obligar-<text:span text:style-name="T13">nos amb aquesta trampa</text:span> a tornar a pagar <text:span text:style-name="T37">l’escola pública</text:span> que ja he<text:span text:style-name="T14">m</text:span> contribuït solidàriament a la Hisenda pública amb els <text:span text:style-name="T14">nostres</text:span> impostos. <text:span text:style-name="T16">Això, a més de ser un abús,</text:span> és il·legal perquè <text:span text:style-name="T14">els articles 5.2.a i 5.2.b de la</text:span> «<text:span text:style-name="T4">Llei 12/2009 del 10 de juliol, d’educació</text:span>» <text:span text:style-name="T14">estableixen que els ensenyaments d’infantil de segon cicle i la primària són gratuïts, i l’article 50.2 de la mateixa llei prohibeix el cobrament obligatori de serveis escolars o qualsevol altre concepte vinculats a l’escolarització gratuïta. Tanmateix, l’article 50.1 de la mateixa llei estableix que l’Administració educativa ha d’assegurar els recursos públics per fer efectiva la gratuïtat dels ensenyaments públics que vostès gestionen a l’escola.</text:span></text:p>
      <text:p text:style-name="P3"><text:span text:style-name="T15">A més, la «</text:span><text:span text:style-name="T7">La Ley Orgánica 8/2013, de 9 de diciembre, para la mejora de la calidad educativa</text:span><text:span text:style-name="T1">» – de la qual n’és subsidiària la «</text:span><text:span text:style-name="T5">Llei 12/2009 del 10 de juliol, d’educació</text:span><text:span text:style-name="T1">» – defineix a l’</text:span><text:span text:style-name="T3">article 88.1:</text:span></text:p>
      <text:p text:style-name="P8"><text:span text:style-name="T1">«</text:span><text:span text:style-name="T4">Para garantizar la posibilidad de </text:span><text:span text:style-name="T8">escolarizar a todos los alumnos sin discriminación por motivos socioeconómicos</text:span><text:span text:style-name="T4">, </text:span><text:span text:style-name="T9">en ningún caso podrán los centros públicos</text:span><text:span text:style-name="T4"> o privados concertados </text:span><text:span text:style-name="T9">percibir cantidades de las familias por recibir las enseñanzas de carácter gratuito, imponer a las familias la obligación de hacer aportaciones</text:span><text:span text:style-name="T4"> a fundaciones o asociaciones </text:span><text:span text:style-name="T9">ni establecer servicios obligatorios, asociados a las enseñanzas, que requieran aportación económica, por parte de las familias de los alumnos</text:span><text:span text:style-name="T4">. En el marco de lo dispuesto en el artículo 51 de la Ley Orgánica 8/1985, de 3 de julio, reguladora del Derecho a la Educación, </text:span><text:span text:style-name="T8">quedan excluidas de esta categoría las actividades extraescolares, las complementarias, y los servicios escolares, que, en todo caso, </text:span><text:span text:style-name="T9">tendrán carácter voluntario</text:span><text:span text:style-name="T1">»</text:span></text:p>
      <text:p text:style-name="P5"><text:span text:style-name="T20">RECLAMEM</text:span>:</text:p>
      <text:list xml:id="list2735671243" text:style-name="L1">
        <text:list-item>
          <text:p text:style-name="P12">Que <text:span text:style-name="T17">ens</text:span> facilitin un escrit on detallin transparentment quin material escolar ha<text:span text:style-name="T34">n</text:span> de portar des de casa <text:span text:style-name="T34">les nostres filles i fills</text:span>.</text:p>
        </text:list-item>
        <text:list-item>
          <text:p text:style-name="P15">Que volem que les nostres filles o fills participin a les sortides, <text:span text:style-name="T38">activitats i</text:span> excursions, i que ens informin amb suficient antelació dels detalls d’aquestes: data i hora de sortida, data i hora de tornada, cost del transport, cost de les entrades a establiments o qualsevol altre concepte associat. I que farem el pagament per separat <text:span text:style-name="T38">i a cada cas, i si ho estimem oportú</text:span>.</text:p>
        </text:list-item>
        <text:list-item>
          <text:p text:style-name="P13">Que no perjudiquin <text:span text:style-name="T34">a les nostres filles o fills</text:span> en cap cas pel fet <text:span text:style-name="T23">que </text:span>no <text:span text:style-name="T23">acceptem l’abús i il·legalitat de que ens tornin a cobrar</text:span> les despeses de qualsevol tipus de l’escola pública, <text:span text:style-name="T22">ja que s’han</text:span> de sufragar amb fons públics i ja <text:span text:style-name="T34">les hem contribuït solidàriament</text:span> amb els nostres impostos a la Hisenda pública. <text:span text:style-name="T25">Tanmateix, si hi ha cap</text:span> <text:span text:style-name="T19">vessa, </text:span>activitat o servei addicional, ens <text:span text:style-name="T18">ho </text:span>envien per escrit <text:span text:style-name="T18">amb </text:span>els detalls, <text:span text:style-name="T23">preus, sempre amb</text:span> transparència, <text:span text:style-name="T23">i decidim si ho paguem.</text:span></text:p>
        </text:list-item>
        <text:list-item>
          <text:p text:style-name="P14">Que el que els hi reclamem i sol·licitem generi equitat per totes les famílies i els hi informin: <text:span text:style-name="T21">els cobraments que ens fan a les famílies han de ser transparents i ajustats a les normes i les lleis per tothom. Això no és «un altre sistema de pagament» o privilegi individual: és el dret de totes les famílies a l’escola pública.</text:span></text:p>
        </text:list-item>
      </text:list>
      <text:p text:style-name="P6"><text:span text:style-name="T2">FORMA DE RESPOSTA</text:span>:.................................................................................................................................................<text:span text:style-name="T24">.</text:span></text:p>
      <text:p text:style-name="P9"><text:span text:style-name="T26">A ..................., </text:span><text:span text:style-name="T27">.....</text:span><text:span text:style-name="T26"> de ...................... de ...........</text:span></text:p>
      <text:p text:style-name="P10"/>
      <text:p text:style-name="P11">Signatura de la mare o pare:...................................................................</text:p>
      <text:p text:style-name="P10">Nom <text:span text:style-name="T35">i cognoms</text:span> de la mare o pare:............................................................</text:p>
      <text:p text:style-name="P10">DNI/<text:span text:style-name="T35">NIE/Passaport</text:span> de la mare o pare:......................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justify" style:justify-single-word="false"/>
      <style:text-properties fo:font-size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09:18:24.025761117</meta:creation-date>
    <dc:date>2019-09-11T16:18:19.239105935</dc:date>
    <meta:editing-duration>P1DT8H27M25S</meta:editing-duration>
    <meta:editing-cycles>65</meta:editing-cycles>
    <meta:generator>LibreOffice/6.2.5.2$Linux_X86_64 LibreOffice_project/20$Build-2</meta:generator>
    <meta:document-statistic meta:table-count="0" meta:image-count="0" meta:object-count="0" meta:page-count="1" meta:paragraph-count="17" meta:word-count="652" meta:character-count="4932" meta:non-whitespace-character-count="4299"/>
  </office:meta>
</office:document-meta>
</file>